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76pt"/>
    </style:style>
    <style:style style:name="co2" style:family="table-column">
      <style:table-column-properties fo:break-before="auto" style:column-width="124.36pt"/>
    </style:style>
    <style:style style:name="co3" style:family="table-column">
      <style:table-column-properties fo:break-before="auto" style:column-width="153.55pt"/>
    </style:style>
    <style:style style:name="co4" style:family="table-column">
      <style:table-column-properties fo:break-before="auto" style:column-width="503.26pt"/>
    </style:style>
    <style:style style:name="co5" style:family="table-column">
      <style:table-column-properties fo:break-before="auto" style:column-width="800.05pt"/>
    </style:style>
    <style:style style:name="co6" style:family="table-column">
      <style:table-column-properties fo:break-before="auto" style:column-width="62.25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52.21pt"/>
    </style:style>
    <style:style style:name="co9" style:family="table-column">
      <style:table-column-properties fo:break-before="auto" style:column-width="54.96pt"/>
    </style:style>
    <style:style style:name="co10" style:family="table-column">
      <style:table-column-properties fo:break-before="auto" style:column-width="60.4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C3200_Break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 to Part Website</text:p>
          </table:table-cell>
          <table:table-cell office:value-type="string" calcext:value-type="string">
            <text:p>Store Nam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.24</text:p>
          </table:table-cell>
          <table:table-cell/>
          <table:table-cell office:value-type="string" calcext:value-type="string">
            <text:p>CAP-1241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1.0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µF ceramic capacitors</text:p>
          </table:table-cell>
          <table:table-cell office:value-type="string" calcext:value-type="string">
            <text:p>http://www.mouser.com/ProductDetail/AVX/04026C105KAT2A/?qs=sGAEpiMZZMs0AnBnWHyRQHZRmD76Lk0UbFlc%252b4vkiNJTEKHPFmPYN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25</text:p>
          </table:table-cell>
          <table:table-cell/>
          <table:table-cell office:value-type="string" calcext:value-type="string">
            <text:p>CAP-1241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0UF-0603-6.3V-20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.0µF ceramic capacitors</text:p>
          </table:table-cell>
          <table:table-cell office:value-type="string" calcext:value-type="string">
            <text:p>http://www.mouser.com/ProductDetail/Murata-Electronics/GRM188R60J106ME47D/?qs=sGAEpiMZZMs0AnBnWHyRQFQYdTDrJniY4E0Jk0DRoC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17</text:p>
          </table:table-cell>
          <table:table-cell/>
          <table:table-cell office:value-type="string" calcext:value-type="string">
            <text:p>CAP-11015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0UF-0603-6.3V-20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.0µF ceramic capacitors</text:p>
          </table:table-cell>
          <table:table-cell office:value-type="string" calcext:value-type="string">
            <text:p>http://www.mouser.com/ProductDetail/Murata-Electronics/GRM188R60J106ME47D/?qs=sGAEpiMZZMs0AnBnWHyRQFQYdTDrJniY4E0Jk0DRoC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17</text:p>
          </table:table-cell>
          <table:table-cell/>
          <table:table-cell office:value-type="string" calcext:value-type="string">
            <text:p>CAP-1101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/>
          <table:table-cell office:value-type="string" calcext:value-type="string">
            <text:p>CAP-12416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1.0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µF ceramic capacitors</text:p>
          </table:table-cell>
          <table:table-cell office:value-type="string" calcext:value-type="string">
            <text:p>http://www.mouser.com/ProductDetail/AVX/04026C105KAT2A/?qs=sGAEpiMZZMs0AnBnWHyRQHZRmD76Lk0UbFlc%252b4vkiNJTEKHPFmPYN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25</text:p>
          </table:table-cell>
          <table:table-cell/>
          <table:table-cell office:value-type="string" calcext:value-type="string">
            <text:p>CAP-12417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0UF-0603-6.3V-20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.0µF ceramic capacitors</text:p>
          </table:table-cell>
          <table:table-cell office:value-type="string" calcext:value-type="string">
            <text:p>http://www.mouser.com/ProductDetail/Murata-Electronics/GRM188R60J106ME47D/?qs=sGAEpiMZZMs0AnBnWHyRQFQYdTDrJniY4E0Jk0DRoC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17</text:p>
          </table:table-cell>
          <table:table-cell/>
          <table:table-cell office:value-type="string" calcext:value-type="string">
            <text:p>CAP-11015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8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Murata-Electronics/GRM155R61A824KE15D/?qs=sGAEpiMZZMs0AnBnWHyRQCxvYDcCBBVRsMJMHmtNsXc%3d</text:p>
          </table:table-cell>
          <table:table-cell office:value-type="string" calcext:value-type="string">
            <text:p>Mouser</text:p>
          </table:table-cell>
          <table:table-cell/>
          <table:table-cell table:style-name="Default" office:value-type="float" office:value="0.17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/>
          <table:table-cell office:value-type="string" calcext:value-type="string">
            <text:p>CAP-12416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1.0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µF ceramic capacitors</text:p>
          </table:table-cell>
          <table:table-cell office:value-type="string" calcext:value-type="string">
            <text:p>http://www.mouser.com/ProductDetail/AVX/04026C105KAT2A/?qs=sGAEpiMZZMs0AnBnWHyRQHZRmD76Lk0UbFlc%252b4vkiNJTEKHPFmPYN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25</text:p>
          </table:table-cell>
          <table:table-cell/>
          <table:table-cell office:value-type="string" calcext:value-type="string">
            <text:p>CAP-12417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/>
          <table:table-cell office:value-type="string" calcext:value-type="string">
            <text:p>CAP-12416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1.0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µF ceramic capacitors</text:p>
          </table:table-cell>
          <table:table-cell office:value-type="string" calcext:value-type="string">
            <text:p>http://www.mouser.com/ProductDetail/AVX/04026C105KAT2A/?qs=sGAEpiMZZMs0AnBnWHyRQHZRmD76Lk0UbFlc%252b4vkiNJTEKHPFmPYN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25</text:p>
          </table:table-cell>
          <table:table-cell/>
          <table:table-cell office:value-type="string" calcext:value-type="string">
            <text:p>CAP-12417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/>
          <table:table-cell office:value-type="string" calcext:value-type="string">
            <text:p>CAP-12416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/>
          <table:table-cell office:value-type="string" calcext:value-type="string">
            <text:p>CAP-12416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4.7NF-50V-10%(0603)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AP-11378</text:p>
          </table:table-cell>
          <table:table-cell office:value-type="string" calcext:value-type="string">
            <text:p>http://www.mouser.com/ProductDetail/Yageo/AC0402KRX7R8BB472/?qs=sGAEpiMZZMs0AnBnWHyRQBZcF7Vf94SCU%2fNDM2KkFKNV%252b%2fWlVmY00w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07</text:p>
          </table:table-cell>
          <table:table-cell/>
          <table:table-cell office:value-type="string" calcext:value-type="string">
            <text:p>CAP-11378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/>
          <table:table-cell office:value-type="string" calcext:value-type="string">
            <text:p>CAP-12416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/>
          <table:table-cell office:value-type="string" calcext:value-type="string">
            <text:p>CAP-12416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4.7NF-50V-10%(0603)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AP-11378</text:p>
          </table:table-cell>
          <table:table-cell office:value-type="string" calcext:value-type="string">
            <text:p>http://www.mouser.com/ProductDetail/Yageo/AC0402KRX7R8BB472/?qs=sGAEpiMZZMs0AnBnWHyRQBZcF7Vf94SCU%2fNDM2KkFKNV%252b%2fWlVmY00w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07</text:p>
          </table:table-cell>
          <table:table-cell/>
          <table:table-cell office:value-type="string" calcext:value-type="string">
            <text:p>CAP-11378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/>
          <table:table-cell office:value-type="string" calcext:value-type="string">
            <text:p>CAP-12416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1.0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µF ceramic capacitors</text:p>
          </table:table-cell>
          <table:table-cell office:value-type="string" calcext:value-type="string">
            <text:p>http://www.mouser.com/ProductDetail/AVX/04026C105KAT2A/?qs=sGAEpiMZZMs0AnBnWHyRQHZRmD76Lk0UbFlc%252b4vkiNJTEKHPFmPYN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25</text:p>
          </table:table-cell>
          <table:table-cell/>
          <table:table-cell office:value-type="string" calcext:value-type="string">
            <text:p>CAP-12417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/>
          <table:table-cell office:value-type="string" calcext:value-type="string">
            <text:p>CAP-12416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/>
          <table:table-cell office:value-type="string" calcext:value-type="string">
            <text:p>CAP-12416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TDK/C3216JB1A107M160AC/?qs=sGAEpiMZZMs0AnBnWHyRQFv7x1xn%252bYFdXHBC%252bjlj0Z0DZ%2fNIvyRfi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TDK/C3216JB1A107M160AC/?qs=sGAEpiMZZMs0AnBnWHyRQFv7x1xn%252bYFdXHBC%252bjlj0Z0DZ%2fNIvyRfi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Murata-Electronics/GRM0225C1C100JA03L/?qs=sGAEpiMZZMs0AnBnWHyRQCZFsEygxoaDSrXwiggp7%2fIXGPto0yNrPA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Murata-Electronics/GRM0225C1C100JA03L/?qs=sGAEpiMZZMs0AnBnWHyRQCZFsEygxoaDSrXwiggp7%2fIXGPto0yNrPA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Murata-Electronics/GRM155R60J106ME44D/?qs=sGAEpiMZZMs0AnBnWHyRQIRdmwuhZOTQAJ7SYjABJ90%3d</text:p>
          </table:table-cell>
          <table:table-cell office:value-type="string" calcext:value-type="string">
            <text:p>Mouser</text:p>
          </table:table-cell>
          <table:table-cell/>
          <table:table-cell table:style-name="Default"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Murata-Electronics/GRM155R60J106ME44D/?qs=sGAEpiMZZMs0AnBnWHyRQIRdmwuhZOTQAJ7SYjABJ90%3d</text:p>
          </table:table-cell>
          <table:table-cell office:value-type="string" calcext:value-type="string">
            <text:p>Mouser</text:p>
          </table:table-cell>
          <table:table-cell/>
          <table:table-cell table:style-name="Default"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AVX/04026C105KAT2A/?qs=sGAEpiMZZMs0AnBnWHyRQHZRmD76Lk0UbFlc%252b4vkiNJTEKHPFmPYN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s://www.digikey.com/product-detail/en/samsung-electro-mechanics-america-inc/CL05A226MQ5QUNC/1276-6834-1-ND/5961693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$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s://www.digikey.com/product-detail/en/samsung-electro-mechanics-america-inc/CL05A226MQ5QUNC/1276-6834-1-ND/5961693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$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AVX/04026C105KAT2A/?qs=sGAEpiMZZMs0AnBnWHyRQHZRmD76Lk0UbFlc%252b4vkiNJTEKHPFmPYN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AVX/04026C105KAT2A/?qs=sGAEpiMZZMs0AnBnWHyRQHZRmD76Lk0UbFlc%252b4vkiNJTEKHPFmPYN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Murata-Electronics/GRM155R60J106ME44D/?qs=sGAEpiMZZMs0AnBnWHyRQIRdmwuhZOTQAJ7SYjABJ90%3d</text:p>
          </table:table-cell>
          <table:table-cell office:value-type="string" calcext:value-type="string">
            <text:p>Mouser</text:p>
          </table:table-cell>
          <table:table-cell/>
          <table:table-cell table:style-name="Default"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0.1UF-0603-25V-5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http://www.mouser.com/ProductDetail/Murata-Electronics/ZRB18AR60J476ME01L/?qs=sGAEpiMZZMs0AnBnWHyRQO9VYadaKTO%252bP4WrvUq8FwyMAQotVEzL0w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6.2p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Murata-Electronics/GQM1885C2A6R2CB01D/?qs=sGAEpiMZZMs0AnBnWHyRQEzybnecWqjRBc23mM6lmu0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6.2p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Murata-Electronics/GQM1885C2A6R2CB01D/?qs=sGAEpiMZZMs0AnBnWHyRQEzybnecWqjRBc23mM6lmu0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0.1UF-0603-25V-5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http://www.mouser.com/ProductDetail/Murata-Electronics/ZRB18AR60J476ME01L/?qs=sGAEpiMZZMs0AnBnWHyRQO9VYadaKTO%252bP4WrvUq8FwyMAQotVEzL0w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1.0p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AVX/MP023J1R0BBSGTR/500/?qs=sGAEpiMZZMs0AnBnWHyRQB295tntAovf550Q6Yz1RnOxV0Izh1q%2ffw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5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0UF-POLAR-25V-20%(ELEC)</text:p>
          </table:table-cell>
          <table:table-cell office:value-type="string" calcext:value-type="string">
            <text:p>PANASONIC_D</text:p>
          </table:table-cell>
          <table:table-cell office:value-type="string" calcext:value-type="string">
            <text:p>100µF polarized capacitors</text:p>
          </table:table-cell>
          <table:table-cell office:value-type="string" calcext:value-type="string">
            <text:p>http://www.mouser.com/ProductDetail/Panasonic/EEE-FK0J101UR/?qs=sGAEpiMZZMukHu%252bjC5l7YUbQ3OA56ociU9944h%252bEV1I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http://www.mouser.com/ProductDetail/KEMET/C0402T104K4RACTU/?qs=sGAEpiMZZMs0AnBnWHyRQG4nlryFpqk0iuldPAFqr2g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A/30V</text:p>
          </table:table-cell>
          <table:table-cell office:value-type="string" calcext:value-type="string">
            <text:p>SCHOTTKY-DIODESMD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https://www.digikey.com/product-detail/en/diodes-incorporated/B130-13-F/B130-FDICT-ND/815318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$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40Ω/1.5A</text:p>
          </table:table-cell>
          <table:table-cell office:value-type="string" calcext:value-type="string">
            <text:p>FERRITE_BEAD-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Ferrite Bead (blocks, cores, rings, chokes, etc.)</text:p>
          </table:table-cell>
          <table:table-cell office:value-type="string" calcext:value-type="string">
            <text:p>https://www.digikey.com/product-detail/en/laird-signal-integrity-products/MI0805K400R-10/240-2389-1-ND/806749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$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2</text:p>
          </table:table-cell>
          <table:table-cell office:value-type="string" calcext:value-type="string">
            <text:p>40Ω/1.5A</text:p>
          </table:table-cell>
          <table:table-cell office:value-type="string" calcext:value-type="string">
            <text:p>FERRITE_BEAD-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Ferrite Bead (blocks, cores, rings, chokes, etc.)</text:p>
          </table:table-cell>
          <table:table-cell office:value-type="string" calcext:value-type="string">
            <text:p>https://www.digikey.com/product-detail/en/laird-signal-integrity-products/MI0805K400R-10/240-2389-1-ND/806749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$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</text:p>
          </table:table-cell>
          <table:table-cell table:number-columns-repeated="3" office:value-type="string" calcext:value-type="string">
            <text:p>DEA202450</text:p>
          </table:table-cell>
          <table:table-cell/>
          <table:table-cell office:value-type="string" calcext:value-type="string">
            <text:p>http://www.mouser.com/ProductDetail/TDK/DEA202450BT-1294C1-H/?qs=6b17Qqv82iB7j4%2FiaetvH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3" office:value-type="string" calcext:value-type="string">
            <text:p>MJ-3536N</text:p>
          </table:table-cell>
          <table:table-cell office:value-type="string" calcext:value-type="string">
            <text:p>Mono Audio Jack, 3.5 MM</text:p>
          </table:table-cell>
          <table:table-cell office:value-type="string" calcext:value-type="string">
            <text:p>https://www.digikey.com/product-detail/en/cui-inc/MJ-3536N/CP-3536N-ND/281264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$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USB_MICRO-B_SMT</text:p>
          </table:table-cell>
          <table:table-cell office:value-type="string" calcext:value-type="string">
            <text:p>USB-MICROB</text:p>
          </table:table-cell>
          <table:table-cell office:value-type="string" calcext:value-type="string">
            <text:p>USB Type Micro-B Connector</text:p>
          </table:table-cell>
          <table:table-cell office:value-type="string" calcext:value-type="string">
            <text:p>http://www.mouser.com/ProductDetail/Wurth-Electronics/629105150921/?qs=sGAEpiMZZMulM8LPOQ%252byk2Wnkghg7F8rYcUZnSiyrrsVt5Us70CR3w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table:number-columns-repeated="3" office:value-type="string" calcext:value-type="string">
            <text:p>SJ-3515-SMT</text:p>
          </table:table-cell>
          <table:table-cell office:value-type="string" calcext:value-type="string">
            <text:p>3.5 Stereo Audio Jack (SMT)</text:p>
          </table:table-cell>
          <table:table-cell office:value-type="string" calcext:value-type="string">
            <text:p>http://www.mouser.com/ProductDetail/CUI/SJ-3523-SMT-TR/?qs=WyjlAZoYn51zOHzJ3r4ZRA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table:number-columns-repeated="3" office:value-type="string" calcext:value-type="string">
            <text:p>SJ-3515-SMT</text:p>
          </table:table-cell>
          <table:table-cell office:value-type="string" calcext:value-type="string">
            <text:p>3.5 Stereo Audio Jack (SMT)</text:p>
          </table:table-cell>
          <table:table-cell office:value-type="string" calcext:value-type="string">
            <text:p>http://www.mouser.com/ProductDetail/CUI/SJ-3523-SMT-TR/?qs=WyjlAZoYn51zOHzJ3r4ZRA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P1</text:p>
          </table:table-cell>
          <table:table-cell table:number-columns-repeated="2" office:value-type="string" calcext:value-type="string">
            <text:p>0R-JUMPA</text:p>
          </table:table-cell>
          <table:table-cell office:value-type="string" calcext:value-type="string">
            <text:p>A0R-JMP</text:p>
          </table:table-cell>
          <table:table-cell office:value-type="string" calcext:value-type="string">
            <text:p>SMD 0R 0805 Jumper</text:p>
          </table:table-cell>
          <table:table-cell office:value-type="string" calcext:value-type="string">
            <text:p>https://www.digikey.com/product-detail/en/keystone-electronics/5106/36-5106CT-ND/5118856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$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P2</text:p>
          </table:table-cell>
          <table:table-cell table:number-columns-repeated="2" office:value-type="string" calcext:value-type="string">
            <text:p>0R-JUMPA</text:p>
          </table:table-cell>
          <table:table-cell office:value-type="string" calcext:value-type="string">
            <text:p>A0R-JMP</text:p>
          </table:table-cell>
          <table:table-cell office:value-type="string" calcext:value-type="string">
            <text:p>SMD 0R 0805 Jumper</text:p>
          </table:table-cell>
          <table:table-cell office:value-type="string" calcext:value-type="string">
            <text:p>https://www.digikey.com/product-detail/en/keystone-electronics/5106/36-5106CT-ND/5118856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$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P3</text:p>
          </table:table-cell>
          <table:table-cell table:number-columns-repeated="2" office:value-type="string" calcext:value-type="string">
            <text:p>0R-JUMPA</text:p>
          </table:table-cell>
          <table:table-cell office:value-type="string" calcext:value-type="string">
            <text:p>A0R-JMP</text:p>
          </table:table-cell>
          <table:table-cell office:value-type="string" calcext:value-type="string">
            <text:p>SMD 0R 0805 Jumper</text:p>
          </table:table-cell>
          <table:table-cell office:value-type="string" calcext:value-type="string">
            <text:p>https://www.digikey.com/product-detail/en/keystone-electronics/5106/36-5106CT-ND/5118856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$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P4</text:p>
          </table:table-cell>
          <table:table-cell table:number-columns-repeated="2" office:value-type="string" calcext:value-type="string">
            <text:p>0R-JUMPA</text:p>
          </table:table-cell>
          <table:table-cell office:value-type="string" calcext:value-type="string">
            <text:p>A0R-JMP</text:p>
          </table:table-cell>
          <table:table-cell office:value-type="string" calcext:value-type="string">
            <text:p>SMD 0R 0805 Jumper</text:p>
          </table:table-cell>
          <table:table-cell office:value-type="string" calcext:value-type="string">
            <text:p>https://www.digikey.com/product-detail/en/keystone-electronics/5106/36-5106CT-ND/5118856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$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P5</text:p>
          </table:table-cell>
          <table:table-cell table:number-columns-repeated="2" office:value-type="string" calcext:value-type="string">
            <text:p>0R-JUMPA</text:p>
          </table:table-cell>
          <table:table-cell office:value-type="string" calcext:value-type="string">
            <text:p>A0R-JMP</text:p>
          </table:table-cell>
          <table:table-cell office:value-type="string" calcext:value-type="string">
            <text:p>SMD 0R 0805 Jumper</text:p>
          </table:table-cell>
          <table:table-cell office:value-type="string" calcext:value-type="string">
            <text:p>https://www.digikey.com/product-detail/en/keystone-electronics/5106/36-5106CT-ND/5118856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$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JUMPER-2PTH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https://www.digikey.com/product-detail/en/mill-max-manufacturing-corp/999-11-210-10-000000/ED1335-ND/475742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$1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91</text:p>
          </table:table-cell>
          <table:table-cell table:number-columns-repeated="2" office:value-type="string" calcext:value-type="string">
            <text:p>M02LOCK</text:p>
          </table:table-cell>
          <table:table-cell office:value-type="string" calcext:value-type="string">
            <text:p>1X02_LOCK</text:p>
          </table:table-cell>
          <table:table-cell office:value-type="string" calcext:value-type="string">
            <text:p>Standard 2-pin 0.1" header. Use with</text:p>
          </table:table-cell>
          <table:table-cell office:value-type="string" calcext:value-type="string">
            <text:p>https://www.sparkfun.com/products/8432</text:p>
          </table:table-cell>
          <table:table-cell office:value-type="string" calcext:value-type="string">
            <text:p>SparkFun</text:p>
          </table:table-cell>
          <table:table-cell/>
          <table:table-cell office:value-type="string" calcext:value-type="string">
            <text:p>$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G</text:p>
          </table:table-cell>
          <table:table-cell/>
          <table:table-cell office:value-type="string" calcext:value-type="string">
            <text:p>M06SILK_FEMALE_PTH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Header 6</text:p>
          </table:table-cell>
          <table:table-cell office:value-type="string" calcext:value-type="string">
            <text:p>https://www.sparkfun.com/products/116</text:p>
          </table:table-cell>
          <table:table-cell office:value-type="string" calcext:value-type="string">
            <text:p>SparkFun</text:p>
          </table:table-cell>
          <table:table-cell/>
          <table:table-cell office:value-type="string" calcext:value-type="string">
            <text:p>$1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INDUCTOR-SPARKFUN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Inductors</text:p>
          </table:table-cell>
          <table:table-cell office:value-type="string" calcext:value-type="string">
            <text:p>http://www.mouser.com/ProductDetail/Coilcraft/0402HP-3N6XGLW/?qs=sGAEpiMZZMsg%252by3WlYCkU2kWFds1hA9DBOxbeT07DXk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L-USL2012C</text:p>
          </table:table-cell>
          <table:table-cell office:value-type="string" calcext:value-type="string">
            <text:p>L2012C</text:p>
          </table:table-cell>
          <table:table-cell office:value-type="string" calcext:value-type="string">
            <text:p>INDUCTOR, American symbol</text:p>
          </table:table-cell>
          <table:table-cell office:value-type="string" calcext:value-type="string">
            <text:p>http://www.mouser.com/ProductDetail/Wurth-Electronics/74479276222C/?qs=sGAEpiMZZMsg%252by3WlYCkU1rpq4xijHR7Nf2BD95w%252bVY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L-USL2012C</text:p>
          </table:table-cell>
          <table:table-cell office:value-type="string" calcext:value-type="string">
            <text:p>L2012C</text:p>
          </table:table-cell>
          <table:table-cell office:value-type="string" calcext:value-type="string">
            <text:p>INDUCTOR, American symbol</text:p>
          </table:table-cell>
          <table:table-cell office:value-type="string" calcext:value-type="string">
            <text:p>http://www.mouser.com/ProductDetail/Murata-Electronics/LQM21PN1R0MC0D/?qs=sGAEpiMZZMsg%252by3WlYCkU9oBvn8kICtvHEVko4azGeY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L-USL2012C</text:p>
          </table:table-cell>
          <table:table-cell office:value-type="string" calcext:value-type="string">
            <text:p>L2012C</text:p>
          </table:table-cell>
          <table:table-cell office:value-type="string" calcext:value-type="string">
            <text:p>INDUCTOR, American symbol</text:p>
          </table:table-cell>
          <table:table-cell office:value-type="string" calcext:value-type="string">
            <text:p>http://www.mouser.com/ProductDetail/Wurth-Electronics/74479276222C/?qs=sGAEpiMZZMsg%252by3WlYCkU1rpq4xijHR7Nf2BD95w%252bVY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https://www.digikey.com/product-detail/en/yageo/RC0402FR-07100KL/311-100KLRCT-ND/729473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$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kΩ resistor</text:p>
          </table:table-cell>
          <table:table-cell office:value-type="string" calcext:value-type="string">
            <text:p>http://www.mouser.com/ProductDetail/Panasonic/ERA-3AEB103V/?qs=sGAEpiMZZMvdGkrng054t8AJgcdMkx7xm90FdUSGUak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K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kΩ resistor</text:p>
          </table:table-cell>
          <table:table-cell office:value-type="string" calcext:value-type="string">
            <text:p>http://www.mouser.com/ProductDetail/ROHM-Semiconductor/ESR03EZPF1001/?qs=sGAEpiMZZMvdGkrng054t4QdAY%2fQ0LweP3Alj3ySgS0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K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kΩ resistor</text:p>
          </table:table-cell>
          <table:table-cell office:value-type="string" calcext:value-type="string">
            <text:p>http://www.mouser.com/ProductDetail/ROHM-Semiconductor/ESR03EZPF1001/?qs=sGAEpiMZZMvdGkrng054t4QdAY%2fQ0LweP3Alj3ySgS0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kΩ resistor</text:p>
          </table:table-cell>
          <table:table-cell office:value-type="string" calcext:value-type="string">
            <text:p>http://www.mouser.com/ProductDetail/Panasonic/ERA-3AEB103V/?qs=sGAEpiMZZMvdGkrng054t8AJgcdMkx7xm90FdUSGUak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http://www.mouser.com/ProductDetail/ROHM-Semiconductor/ESR01MZPJ102/?qs=sGAEpiMZZMvdGkrng054t621aZ%2fa1rARCmTPwVGboGFmlf6n7GB4C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kΩ resistor</text:p>
          </table:table-cell>
          <table:table-cell office:value-type="string" calcext:value-type="string">
            <text:p>http://www.mouser.com/ProductDetail/Panasonic/ERA-3AEB103V/?qs=sGAEpiMZZMvdGkrng054t8AJgcdMkx7xm90FdUSGUak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http://www.mouser.com/ProductDetail/ROHM-Semiconductor/ESR01MZPJ102/?qs=sGAEpiMZZMvdGkrng054t621aZ%2fa1rARCmTPwVGboGFmlf6n7GB4C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http://www.mouser.com/ProductDetail/ROHM-Semiconductor/ESR01MZPJ102/?qs=sGAEpiMZZMvdGkrng054t621aZ%2fa1rARCmTPwVGboGFmlf6n7GB4C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http://www.mouser.com/ProductDetail/ROHM-Semiconductor/ESR01MZPJ102/?qs=sGAEpiMZZMvdGkrng054t621aZ%2fa1rARCmTPwVGboGFmlf6n7GB4C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http://www.mouser.com/ProductDetail/ROHM-Semiconductor/ESR01MZPJ102/?qs=sGAEpiMZZMvdGkrng054t621aZ%2fa1rARCmTPwVGboGFmlf6n7GB4C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4</text:p>
          </table:table-cell>
          <table:table-cell/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http://www.mouser.com/ProductDetail/ROHM-Semiconductor/ESR01MZPJ102/?qs=sGAEpiMZZMvdGkrng054t621aZ%2fa1rARCmTPwVGboGFmlf6n7GB4C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5</text:p>
          </table:table-cell>
          <table:table-cell/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http://www.mouser.com/ProductDetail/ROHM-Semiconductor/ESR01MZPJ102/?qs=sGAEpiMZZMvdGkrng054t621aZ%2fa1rARCmTPwVGboGFmlf6n7GB4Cg%3d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</text:p>
          </table:table-cell>
          <table:table-cell/>
          <table:table-cell office:value-type="string" calcext:value-type="string">
            <text:p>M03X22X3_SILK_MALE_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2x3 .1" header.</text:p>
          </table:table-cell>
          <table:table-cell office:value-type="string" calcext:value-type="string">
            <text:p>https://www.sparkfun.com/products/116</text:p>
          </table:table-cell>
          <table:table-cell office:value-type="string" calcext:value-type="string">
            <text:p>SparkFun</text:p>
          </table:table-cell>
          <table:table-cell/>
          <table:table-cell office:value-type="string" calcext:value-type="string">
            <text:p>$1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L_BLOCK</text:p>
          </table:table-cell>
          <table:table-cell/>
          <table:table-cell office:value-type="string" calcext:value-type="string">
            <text:p>CONN_04JST-PTH</text:p>
          </table:table-cell>
          <table:table-cell office:value-type="string" calcext:value-type="string">
            <text:p>JST-4-PTH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office:value-type="string" calcext:value-type="string">
            <text:p>https://www.sparkfun.com/products/9916</text:p>
          </table:table-cell>
          <table:table-cell office:value-type="string" calcext:value-type="string">
            <text:p>SparkFun</text:p>
          </table:table-cell>
          <table:table-cell/>
          <table:table-cell office:value-type="string" calcext:value-type="string">
            <text:p>$1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$1</text:p>
          </table:table-cell>
          <table:table-cell table:number-columns-repeated="2" office:value-type="string" calcext:value-type="string">
            <text:p>CC3200</text:p>
          </table:table-cell>
          <table:table-cell office:value-type="string" calcext:value-type="string">
            <text:p>PVQFN-N64</text:p>
          </table:table-cell>
          <table:table-cell office:value-type="string" calcext:value-type="string">
            <text:p>CC3200 MCU</text:p>
          </table:table-cell>
          <table:table-cell office:value-type="string" calcext:value-type="string">
            <text:p>https://www.digikey.com/product-detail/en/texas-instruments/CC3200R1M2RGC/296-38012-ND/4959129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$10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$3</text:p>
          </table:table-cell>
          <table:table-cell table:number-columns-repeated="2" office:value-type="string" calcext:value-type="string">
            <text:p>ANTENNA2SMD</text:p>
          </table:table-cell>
          <table:table-cell office:value-type="string" calcext:value-type="string">
            <text:p>ANTENNA-CHIP2</text:p>
          </table:table-cell>
          <table:table-cell office:value-type="string" calcext:value-type="string">
            <text:p>Chip antenna</text:p>
          </table:table-cell>
          <table:table-cell office:value-type="string" calcext:value-type="string">
            <text:p>https://www.digikey.com/product-detail/en/taiyo-yuden/AH316M245001-T/587-2200-1-ND/2002898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$1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TLV320AIC3254_RHB_32</text:p>
          </table:table-cell>
          <table:table-cell office:value-type="string" calcext:value-type="string">
            <text:p>RHB32_3P45X3P45</text:p>
          </table:table-cell>
          <table:table-cell office:value-type="string" calcext:value-type="string">
            <text:p>TLV320AIC3254_RHB_32</text:p>
          </table:table-cell>
          <table:table-cell office:value-type="string" calcext:value-type="string">
            <text:p>http://www.mouser.com/Search/ProductDetail.aspx?R=TLV320AIC3254IRHBRvirtualkey59500000virtualkey595-V320AIC3254IRHBR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7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TPA2012D2_RTJ_20</text:p>
          </table:table-cell>
          <table:table-cell office:value-type="string" calcext:value-type="string">
            <text:p>RTJ20_2P7X2P7</text:p>
          </table:table-cell>
          <table:table-cell office:value-type="string" calcext:value-type="string">
            <text:p>TPA2012D2_RTJ_20</text:p>
          </table:table-cell>
          <table:table-cell office:value-type="string" calcext:value-type="string">
            <text:p>http://www.mouser.com/Search/ProductDetail.aspx?R=TPA2012D2RTJRvirtualkey59500000virtualkey595-TPA2012D2RTJR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5</text:p>
          </table:table-cell>
          <table:table-cell table:number-columns-repeated="2" office:value-type="string" calcext:value-type="string">
            <text:p>AT25FS010</text:p>
          </table:table-cell>
          <table:table-cell office:value-type="string" calcext:value-type="string">
            <text:p>SO08WIDE</text:p>
          </table:table-cell>
          <table:table-cell office:value-type="string" calcext:value-type="string">
            <text:p>1-Mbit SPI flash memory</text:p>
          </table:table-cell>
          <table:table-cell office:value-type="string" calcext:value-type="string">
            <text:p>http://www.mouser.com/ProductDetail/Microchip-Technology/SST25VF010A-33-4I-SAE/?qs=sGAEpiMZZMtI%252bQ06EiAoG1i1yV4V0SjccEzQYpmJSGE%3d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5X3</text:p>
          </table:table-cell>
          <table:table-cell office:value-type="string" calcext:value-type="string">
            <text:p>CRYSTAL-SMD-5X3</text:p>
          </table:table-cell>
          <table:table-cell office:value-type="string" calcext:value-type="string">
            <text:p>32.768KHz crystal</text:p>
          </table:table-cell>
          <table:table-cell office:value-type="string" calcext:value-type="string">
            <text:p>http://www.mouser.com/ProductDetail/ABRACON/ASFL1-32768MHZ-L-T/?qs=sGAEpiMZZMsLmE2CU4KkzwtqKKPoNFyK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3</text:p>
          </table:table-cell>
          <table:table-cell office:value-type="string" calcext:value-type="string">
            <text:p>407MHz</text:p>
          </table:table-cell>
          <table:table-cell office:value-type="string" calcext:value-type="string">
            <text:p>CRYSTAL5X3</text:p>
          </table:table-cell>
          <table:table-cell office:value-type="string" calcext:value-type="string">
            <text:p>CRYSTAL-SMD-5X3</text:p>
          </table:table-cell>
          <table:table-cell office:value-type="string" calcext:value-type="string">
            <text:p>407MHz crystal</text:p>
          </table:table-cell>
          <table:table-cell office:value-type="string" calcext:value-type="string">
            <text:p>http://www.mouser.com/ProductDetail/ABRACON/ASFLMB-40000MHZ-LC-T/?qs=sGAEpiMZZMt2Q%252b%2fb08UWm3ZFwJJoIpV7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$1.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26T15:26:15.445786861</dc:date>
    <meta:editing-duration>PT7M32S</meta:editing-duration>
    <meta:editing-cycles>1</meta:editing-cycles>
    <meta:document-statistic meta:table-count="1" meta:cell-count="782" meta:object-count="0"/>
  </office:meta>
</office:document-meta>
</file>